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rect draw:style-name="gr2" draw:text-style-name="P1" draw:layer="layout" svg:width="2.54cm" svg:height="0.738cm" svg:x="2.54cm" svg:y="2.564cm">
          <text:p text:style-name="P1"><text:span text:style-name="T1">Chunk #0</text:span></text:p>
        </draw:rect>
        <draw:rect draw:style-name="gr2" draw:text-style-name="P1" draw:layer="layout" svg:width="2.54cm" svg:height="0.738cm" svg:x="5.08cm" svg:y="2.564cm">
          <text:p text:style-name="P1"><text:span text:style-name="T1">Chunk #1</text:span></text:p>
        </draw:rect>
        <draw:rect draw:style-name="gr2" draw:text-style-name="P1" draw:layer="layout" svg:width="2.54cm" svg:height="0.738cm" svg:x="20.38cm" svg:y="2.564cm">
          <text:p text:style-name="P1"><text:span text:style-name="T1">Chunk #N-1</text:span></text:p>
        </draw:rect>
        <draw:rect draw:style-name="gr2" draw:text-style-name="P1" draw:layer="layout" svg:width="12.76cm" svg:height="0.738cm" svg:x="7.62cm" svg:y="2.564cm">
          <text:p text:style-name="P1"><text:span text:style-name="T1">...</text:span></text:p>
        </draw:rect>
        <draw:rect draw:style-name="gr2" draw:text-style-name="P1" draw:layer="layout" svg:width="20.32cm" svg:height="0.738cm" svg:x="2.54cm" svg:y="3.964cm">
          <text:p text:style-name="P1"><text:span text:style-name="T1">input file adapter</text:span></text:p>
        </draw:rect>
        <draw:line draw:style-name="gr3" draw:text-style-name="P2" draw:layer="layout" svg:x1="3.81cm" svg:y1="3.302cm" svg:x2="3.81cm" svg:y2="3.964cm">
          <text:p/>
        </draw:line>
        <draw:line draw:style-name="gr3" draw:text-style-name="P2" draw:layer="layout" svg:x1="6.31cm" svg:y1="3.302cm" svg:x2="6.31cm" svg:y2="3.964cm">
          <text:p/>
        </draw:line>
        <draw:line draw:style-name="gr3" draw:text-style-name="P2" draw:layer="layout" svg:x1="21.71cm" svg:y1="3.302cm" svg:x2="21.71cm" svg:y2="3.964cm">
          <text:p/>
        </draw:line>
        <draw:rect draw:style-name="gr2" draw:text-style-name="P1" draw:layer="layout" svg:width="12.7cm" svg:height="0.738cm" svg:x="2.54cm" svg:y="5.564cm">
          <text:p text:style-name="P1"><text:span text:style-name="T1">Scatter to buckets Load Balancer</text:span></text:p>
        </draw:rect>
        <draw:rect draw:style-name="gr2" draw:text-style-name="P1" draw:layer="layout" svg:width="2.54cm" svg:height="1.016cm" svg:x="2.54cm" svg:y="6.958cm">
          <text:p text:style-name="P1"><text:span text:style-name="T1">Scatter</text:span></text:p>
          <text:p text:style-name="P1"><text:span text:style-name="T1">Job #0</text:span></text:p>
        </draw:rect>
        <draw:rect draw:style-name="gr2" draw:text-style-name="P1" draw:layer="layout" svg:width="2.54cm" svg:height="1.016cm" svg:x="5.74cm" svg:y="6.958cm">
          <text:p text:style-name="P1"><text:span text:style-name="T1">Scatter</text:span></text:p>
          <text:p text:style-name="P1"><text:span text:style-name="T1">Job #1</text:span></text:p>
        </draw:rect>
        <draw:rect draw:style-name="gr2" draw:text-style-name="P1" draw:layer="layout" svg:width="2.54cm" svg:height="1.016cm" svg:x="12.64cm" svg:y="6.958cm">
          <text:p text:style-name="P1"><text:span text:style-name="T1">Scatter</text:span></text:p>
          <text:p text:style-name="P1"><text:span text:style-name="T1">Job #M-1</text:span></text:p>
        </draw:rect>
        <draw:rect draw:style-name="gr2" draw:text-style-name="P1" draw:layer="layout" svg:width="12.7cm" svg:height="0.738cm" svg:x="2.54cm" svg:y="8.664cm">
          <text:p text:style-name="P1"><text:span text:style-name="T1">Bucket Adapter</text:span></text:p>
        </draw:rect>
        <draw:rect draw:style-name="gr2" draw:text-style-name="P1" draw:layer="layout" svg:width="2.54cm" svg:height="0.81cm" svg:x="2.54cm" svg:y="10.058cm">
          <text:p text:style-name="P1"><text:span text:style-name="T1">Bucket #0</text:span></text:p>
        </draw:rect>
        <draw:rect draw:style-name="gr2" draw:text-style-name="P1" draw:layer="layout" svg:width="2.54cm" svg:height="0.81cm" svg:x="5.74cm" svg:y="10.058cm">
          <text:p text:style-name="P1"><text:span text:style-name="T1">Bucket #1</text:span></text:p>
        </draw:rect>
        <draw:rect draw:style-name="gr2" draw:text-style-name="P1" draw:layer="layout" svg:width="2.54cm" svg:height="0.81cm" svg:x="12.64cm" svg:y="10.058cm">
          <text:p text:style-name="P1"><text:span text:style-name="T1">Bucket #K-1</text:span></text:p>
        </draw:rect>
        <draw:rect draw:style-name="gr2" draw:text-style-name="P1" draw:layer="layout" svg:width="2.54cm" svg:height="1.016cm" svg:x="2.54cm" svg:y="12.958cm">
          <text:p text:style-name="P1"><text:span text:style-name="T1">Sort</text:span></text:p>
          <text:p text:style-name="P1"><text:span text:style-name="T1">Job #0</text:span></text:p>
        </draw:rect>
        <draw:rect draw:style-name="gr2" draw:text-style-name="P1" draw:layer="layout" svg:width="2.54cm" svg:height="1.016cm" svg:x="5.74cm" svg:y="12.958cm">
          <text:p text:style-name="P1"><text:span text:style-name="T1">Sort</text:span></text:p>
          <text:p text:style-name="P1"><text:span text:style-name="T1">Job #1</text:span></text:p>
        </draw:rect>
        <draw:rect draw:style-name="gr2" draw:text-style-name="P1" draw:layer="layout" svg:width="2.54cm" svg:height="1.016cm" svg:x="12.64cm" svg:y="12.958cm">
          <text:p text:style-name="P1"><text:span text:style-name="T1">Sort</text:span></text:p>
          <text:p text:style-name="P1"><text:span text:style-name="T1">Job #L-1</text:span></text:p>
        </draw:rect>
        <draw:rect draw:style-name="gr2" draw:text-style-name="P1" draw:layer="layout" svg:width="12.7cm" svg:height="0.738cm" svg:x="2.54cm" svg:y="11.564cm">
          <text:p text:style-name="P1"><text:span text:style-name="T1">Bucket Sort Load Balancer</text:span></text:p>
        </draw:rect>
        <draw:rect draw:style-name="gr2" draw:text-style-name="P1" draw:layer="layout" svg:width="12.7cm" svg:height="0.738cm" svg:x="2.54cm" svg:y="14.664cm">
          <text:p text:style-name="P1"><text:span text:style-name="T1">Buckets Concatenate Load Balancer</text:span></text:p>
        </draw:rect>
        <draw:rect draw:style-name="gr2" draw:text-style-name="P1" draw:layer="layout" svg:width="2.54cm" svg:height="1.016cm" svg:x="2.54cm" svg:y="16.058cm">
          <text:p text:style-name="P1"><text:span text:style-name="T1">Concat</text:span></text:p>
          <text:p text:style-name="P1"><text:span text:style-name="T1">Job #0</text:span></text:p>
        </draw:rect>
        <draw:rect draw:style-name="gr2" draw:text-style-name="P1" draw:layer="layout" svg:width="2.54cm" svg:height="1.016cm" svg:x="5.74cm" svg:y="16.058cm">
          <text:p text:style-name="P1"><text:span text:style-name="T1">Concat</text:span></text:p>
          <text:p text:style-name="P1"><text:span text:style-name="T1">Job #1</text:span></text:p>
        </draw:rect>
        <draw:rect draw:style-name="gr2" draw:text-style-name="P1" draw:layer="layout" svg:width="2.54cm" svg:height="1.016cm" svg:x="12.64cm" svg:y="16.058cm">
          <text:p text:style-name="P1"><text:span text:style-name="T1">Concat</text:span></text:p>
          <text:p text:style-name="P1"><text:span text:style-name="T1">Job #P-1</text:span></text:p>
        </draw:rect>
        <draw:rect draw:style-name="gr2" draw:text-style-name="P1" draw:layer="layout" svg:width="20.32cm" svg:height="0.738cm" svg:x="2.54cm" svg:y="18.064cm">
          <text:p text:style-name="P1"><text:span text:style-name="T1">output file adapter</text:span></text:p>
        </draw:rect>
        <draw:frame draw:style-name="gr4" draw:text-style-name="P3" draw:layer="layout" svg:width="2.111cm" svg:height="0.729cm" svg:x="0.254cm" svg:y="2.573cm">
          <draw:text-box>
            <text:p text:style-name="P3"><text:span text:style-name="T1">Input file</text:span></text:p>
          </draw:text-box>
        </draw:frame>
        <draw:rect draw:style-name="gr2" draw:text-style-name="P1" draw:layer="layout" svg:width="2.54cm" svg:height="0.738cm" svg:x="2.541cm" svg:y="19.464cm">
          <text:p text:style-name="P1"><text:span text:style-name="T1">Chunk #0</text:span></text:p>
        </draw:rect>
        <draw:frame draw:style-name="gr4" draw:text-style-name="P3" draw:layer="layout" svg:width="2.348cm" svg:height="0.729cm" svg:x="0.255cm" svg:y="19.473cm">
          <draw:text-box>
            <text:p text:style-name="P3"><text:span text:style-name="T1">output file</text:span></text:p>
          </draw:text-box>
        </draw:frame>
        <draw:rect draw:style-name="gr2" draw:text-style-name="P1" draw:layer="layout" svg:width="2.54cm" svg:height="0.738cm" svg:x="5.08cm" svg:y="19.464cm">
          <text:p text:style-name="P1"><text:span text:style-name="T1">Chunk #1</text:span></text:p>
        </draw:rect>
        <draw:rect draw:style-name="gr2" draw:text-style-name="P1" draw:layer="layout" svg:width="2.54cm" svg:height="0.738cm" svg:x="20.38cm" svg:y="19.464cm">
          <text:p text:style-name="P1"><text:span text:style-name="T1">Chunk #N-1</text:span></text:p>
        </draw:rect>
        <draw:rect draw:style-name="gr2" draw:text-style-name="P1" draw:layer="layout" svg:width="12.76cm" svg:height="0.738cm" svg:x="7.62cm" svg:y="19.464cm">
          <text:p text:style-name="P1"><text:span text:style-name="T1">...</text:span></text:p>
        </draw:rect>
        <draw:rect draw:style-name="gr2" draw:text-style-name="P1" draw:layer="layout" svg:width="6.62cm" svg:height="0.738cm" svg:x="16.24cm" svg:y="5.564cm">
          <text:p text:style-name="P1"><text:span text:style-name="T1">Single Scatterer</text:span></text:p>
        </draw:rect>
        <draw:rect draw:style-name="gr2" draw:text-style-name="P1" draw:layer="layout" svg:width="6.62cm" svg:height="0.738cm" svg:x="16.24cm" svg:y="11.564cm">
          <text:p text:style-name="P1"><text:span text:style-name="T1">Single Bucket Sorter</text:span></text:p>
        </draw:rect>
        <draw:rect draw:style-name="gr2" draw:text-style-name="P1" draw:layer="layout" svg:width="2.54cm" svg:height="1.016cm" svg:x="18.74cm" svg:y="12.958cm">
          <text:p text:style-name="P1"><text:span text:style-name="T1">Sort</text:span></text:p>
          <text:p text:style-name="P1"><text:span text:style-name="T1">Job #0</text:span></text:p>
        </draw:rect>
        <draw:rect draw:style-name="gr2" draw:text-style-name="P1" draw:layer="layout" svg:width="2.54cm" svg:height="1.016cm" svg:x="18.74cm" svg:y="6.958cm">
          <text:p text:style-name="P1"><text:span text:style-name="T1">Scatter</text:span></text:p>
          <text:p text:style-name="P1"><text:span text:style-name="T1">Job #0</text:span></text:p>
        </draw:rect>
        <draw:rect draw:style-name="gr2" draw:text-style-name="P1" draw:layer="layout" svg:width="6.62cm" svg:height="0.738cm" svg:x="16.24cm" svg:y="8.664cm">
          <text:p text:style-name="P1"><text:span text:style-name="T1">Bucket Adapter</text:span></text:p>
        </draw:rect>
        <draw:rect draw:style-name="gr2" draw:text-style-name="P1" draw:layer="layout" svg:width="2.54cm" svg:height="0.81cm" svg:x="18.74cm" svg:y="10.058cm">
          <text:p text:style-name="P1"><text:span text:style-name="T1">Bucket #0</text:span></text:p>
        </draw:rect>
        <draw:rect draw:style-name="gr2" draw:text-style-name="P1" draw:layer="layout" svg:width="6.52cm" svg:height="0.738cm" svg:x="16.34cm" svg:y="14.664cm">
          <text:p text:style-name="P1"><text:span text:style-name="T1">Single Bucket Concatenatenator</text:span></text:p>
        </draw:rect>
        <draw:rect draw:style-name="gr2" draw:text-style-name="P1" draw:layer="layout" svg:width="2.54cm" svg:height="1.016cm" svg:x="18.84cm" svg:y="16.058cm">
          <text:p text:style-name="P1"><text:span text:style-name="T1">Concat</text:span></text:p>
          <text:p text:style-name="P1"><text:span text:style-name="T1">Job #0</text:span></text:p>
        </draw:rect>
        <draw:line draw:style-name="gr3" draw:text-style-name="P2" draw:layer="layout" svg:x1="8.61cm" svg:y1="4.702cm" svg:x2="8.61cm" svg:y2="5.564cm">
          <text:p/>
        </draw:line>
        <draw:line draw:style-name="gr3" draw:text-style-name="P2" draw:layer="layout" svg:x1="19.91cm" svg:y1="4.702cm" svg:x2="19.91cm" svg:y2="5.564cm">
          <text:p/>
        </draw:line>
        <draw:line draw:style-name="gr3" draw:text-style-name="P2" draw:layer="layout" svg:x1="3.81cm" svg:y1="6.302cm" svg:x2="3.81cm" svg:y2="6.964cm">
          <text:p/>
        </draw:line>
        <draw:line draw:style-name="gr3" draw:text-style-name="P2" draw:layer="layout" svg:x1="7.11cm" svg:y1="6.302cm" svg:x2="7.11cm" svg:y2="6.964cm">
          <text:p/>
        </draw:line>
        <draw:line draw:style-name="gr3" draw:text-style-name="P2" draw:layer="layout" svg:x1="13.81cm" svg:y1="6.302cm" svg:x2="13.81cm" svg:y2="6.964cm">
          <text:p/>
        </draw:line>
        <draw:line draw:style-name="gr3" draw:text-style-name="P2" draw:layer="layout" svg:x1="19.91cm" svg:y1="6.302cm" svg:x2="19.91cm" svg:y2="6.964cm">
          <text:p/>
        </draw:line>
        <draw:line draw:style-name="gr3" draw:text-style-name="P2" draw:layer="layout" svg:x1="19.91cm" svg:y1="8.002cm" svg:x2="19.91cm" svg:y2="8.664cm">
          <text:p/>
        </draw:line>
        <draw:line draw:style-name="gr3" draw:text-style-name="P2" draw:layer="layout" svg:x1="13.81cm" svg:y1="8.002cm" svg:x2="13.81cm" svg:y2="8.664cm">
          <text:p/>
        </draw:line>
        <draw:line draw:style-name="gr3" draw:text-style-name="P2" draw:layer="layout" svg:x1="7.01cm" svg:y1="8.002cm" svg:x2="7.01cm" svg:y2="8.664cm">
          <text:p/>
        </draw:line>
        <draw:line draw:style-name="gr3" draw:text-style-name="P2" draw:layer="layout" svg:x1="3.81cm" svg:y1="8.002cm" svg:x2="3.81cm" svg:y2="8.664cm">
          <text:p/>
        </draw:line>
        <draw:line draw:style-name="gr3" draw:text-style-name="P2" draw:layer="layout" svg:x1="3.81cm" svg:y1="9.402cm" svg:x2="3.81cm" svg:y2="10.064cm">
          <text:p/>
        </draw:line>
        <draw:line draw:style-name="gr3" draw:text-style-name="P2" draw:layer="layout" svg:x1="7.01cm" svg:y1="9.402cm" svg:x2="7.01cm" svg:y2="10.064cm">
          <text:p/>
        </draw:line>
        <draw:line draw:style-name="gr3" draw:text-style-name="P2" draw:layer="layout" svg:x1="13.81cm" svg:y1="9.402cm" svg:x2="13.81cm" svg:y2="10.064cm">
          <text:p/>
        </draw:line>
        <draw:line draw:style-name="gr3" draw:text-style-name="P2" draw:layer="layout" svg:x1="19.91cm" svg:y1="9.402cm" svg:x2="19.91cm" svg:y2="10.064cm">
          <text:p/>
        </draw:line>
        <draw:line draw:style-name="gr3" draw:text-style-name="P2" draw:layer="layout" svg:x1="19.91cm" svg:y1="10.902cm" svg:x2="19.91cm" svg:y2="11.564cm">
          <text:p/>
        </draw:line>
        <draw:line draw:style-name="gr3" draw:text-style-name="P2" draw:layer="layout" svg:x1="13.81cm" svg:y1="10.902cm" svg:x2="13.81cm" svg:y2="11.564cm">
          <text:p/>
        </draw:line>
        <draw:line draw:style-name="gr3" draw:text-style-name="P2" draw:layer="layout" svg:x1="7.01cm" svg:y1="10.902cm" svg:x2="7.01cm" svg:y2="11.564cm">
          <text:p/>
        </draw:line>
        <draw:line draw:style-name="gr3" draw:text-style-name="P2" draw:layer="layout" svg:x1="3.81cm" svg:y1="10.902cm" svg:x2="3.81cm" svg:y2="11.564cm">
          <text:p/>
        </draw:line>
        <draw:line draw:style-name="gr3" draw:text-style-name="P2" draw:layer="layout" svg:x1="3.81cm" svg:y1="12.302cm" svg:x2="3.81cm" svg:y2="12.964cm">
          <text:p/>
        </draw:line>
        <draw:line draw:style-name="gr3" draw:text-style-name="P2" draw:layer="layout" svg:x1="7.01cm" svg:y1="12.302cm" svg:x2="7.01cm" svg:y2="12.964cm">
          <text:p/>
        </draw:line>
        <draw:line draw:style-name="gr3" draw:text-style-name="P2" draw:layer="layout" svg:x1="13.81cm" svg:y1="12.302cm" svg:x2="13.81cm" svg:y2="12.964cm">
          <text:p/>
        </draw:line>
        <draw:line draw:style-name="gr3" draw:text-style-name="P2" draw:layer="layout" svg:x1="20.01cm" svg:y1="12.302cm" svg:x2="20.01cm" svg:y2="12.964cm">
          <text:p/>
        </draw:line>
        <draw:line draw:style-name="gr3" draw:text-style-name="P2" draw:layer="layout" svg:x1="20.01cm" svg:y1="14.002cm" svg:x2="20.01cm" svg:y2="14.664cm">
          <text:p/>
        </draw:line>
        <draw:line draw:style-name="gr3" draw:text-style-name="P2" draw:layer="layout" svg:x1="13.81cm" svg:y1="14.002cm" svg:x2="13.81cm" svg:y2="14.664cm">
          <text:p/>
        </draw:line>
        <draw:line draw:style-name="gr3" draw:text-style-name="P2" draw:layer="layout" svg:x1="7.01cm" svg:y1="14.002cm" svg:x2="7.01cm" svg:y2="14.664cm">
          <text:p/>
        </draw:line>
        <draw:line draw:style-name="gr3" draw:text-style-name="P2" draw:layer="layout" svg:x1="3.81cm" svg:y1="14.002cm" svg:x2="3.81cm" svg:y2="14.664cm">
          <text:p/>
        </draw:line>
        <draw:line draw:style-name="gr3" draw:text-style-name="P2" draw:layer="layout" svg:x1="3.81cm" svg:y1="15.402cm" svg:x2="3.81cm" svg:y2="16.064cm">
          <text:p/>
        </draw:line>
        <draw:line draw:style-name="gr3" draw:text-style-name="P2" draw:layer="layout" svg:x1="7.01cm" svg:y1="15.402cm" svg:x2="7.01cm" svg:y2="16.064cm">
          <text:p/>
        </draw:line>
        <draw:line draw:style-name="gr3" draw:text-style-name="P2" draw:layer="layout" svg:x1="13.71cm" svg:y1="15.402cm" svg:x2="13.71cm" svg:y2="16.064cm">
          <text:p/>
        </draw:line>
        <draw:line draw:style-name="gr3" draw:text-style-name="P2" draw:layer="layout" svg:x1="20.01cm" svg:y1="15.402cm" svg:x2="20.01cm" svg:y2="16.064cm">
          <text:p/>
        </draw:line>
        <draw:line draw:style-name="gr3" draw:text-style-name="P2" draw:layer="layout" svg:x1="19.91cm" svg:y1="17.102cm" svg:x2="19.91cm" svg:y2="17.964cm">
          <text:p/>
        </draw:line>
        <draw:line draw:style-name="gr3" draw:text-style-name="P2" draw:layer="layout" svg:x1="13.71cm" svg:y1="17.102cm" svg:x2="13.71cm" svg:y2="17.964cm">
          <text:p/>
        </draw:line>
        <draw:line draw:style-name="gr3" draw:text-style-name="P2" draw:layer="layout" svg:x1="6.91cm" svg:y1="17.102cm" svg:x2="6.91cm" svg:y2="17.964cm">
          <text:p/>
        </draw:line>
        <draw:line draw:style-name="gr3" draw:text-style-name="P2" draw:layer="layout" svg:x1="3.71cm" svg:y1="17.102cm" svg:x2="3.71cm" svg:y2="17.964cm">
          <text:p/>
        </draw:line>
        <draw:line draw:style-name="gr3" draw:text-style-name="P2" draw:layer="layout" svg:x1="3.81cm" svg:y1="18.802cm" svg:x2="3.81cm" svg:y2="19.464cm">
          <text:p/>
        </draw:line>
        <draw:line draw:style-name="gr3" draw:text-style-name="P2" draw:layer="layout" svg:x1="6.51cm" svg:y1="18.802cm" svg:x2="6.51cm" svg:y2="19.464cm">
          <text:p/>
        </draw:line>
        <draw:line draw:style-name="gr3" draw:text-style-name="P2" draw:layer="layout" svg:x1="21.41cm" svg:y1="18.802cm" svg:x2="21.41cm" svg:y2="19.464cm">
          <text:p/>
        </draw:line>
        <draw:frame draw:style-name="gr4" draw:layer="layout" svg:width="4.439cm" svg:height="0.962cm" svg:x="8.396cm" svg:y="0.708cm">
          <draw:text-box>
            <text:p>Sort Workflow</text:p>
          </draw:text-box>
        </draw:frame>
        <draw:rect draw:style-name="gr5" draw:text-style-name="P2" draw:layer="layout" svg:width="7.62cm" svg:height="12.446cm" svg:x="15.748cm" svg:y="5.08cm" draw:corner-radius="0.5cm">
          <text:p/>
        </draw:rect>
        <draw:rect draw:style-name="gr5" draw:text-style-name="P2" draw:layer="layout" svg:width="13.436cm" svg:height="12.446cm" svg:x="2.032cm" svg:y="5.08cm" draw:corner-radius="0.5cm">
          <text:p/>
        </draw:rect>
        <draw:frame draw:style-name="gr4" draw:text-style-name="P3" draw:layer="layout" svg:width="2.53cm" svg:height="1.207cm" svg:x="0.255cm" svg:y="4.574cm">
          <draw:text-box>
            <text:p text:style-name="P3"><text:span text:style-name="T1">Distributed</text:span></text:p>
            <text:p text:style-name="P3"><text:span text:style-name="T1">Mode</text:span></text:p>
          </draw:text-box>
        </draw:frame>
        <draw:frame draw:style-name="gr4" draw:text-style-name="P3" draw:layer="layout" svg:width="1.797cm" svg:height="1.207cm" svg:x="23.155cm" svg:y="4.575cm">
          <draw:text-box>
            <text:p text:style-name="P3"><text:span text:style-name="T1">Simple</text:span></text:p>
            <text:p text:style-name="P3"><text:span text:style-name="T1">M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rect draw:style-name="gr2" draw:text-style-name="P1" draw:layer="layout" svg:width="2.54cm" svg:height="0.738cm" svg:x="2.54cm" svg:y="2.564cm">
          <text:p text:style-name="P1"><text:span text:style-name="T1">Sort</text:span></text:p>
        </draw:rect>
        <draw:frame draw:style-name="gr4" draw:layer="layout" svg:width="9.265cm" svg:height="0.962cm" svg:x="6.097cm" svg:y="0.508cm">
          <draw:text-box>
            <text:p>Module High-level Design Draft</text:p>
          </draw:text-box>
        </draw:frame>
        <draw:rect draw:style-name="gr2" draw:text-style-name="P1" draw:layer="layout" svg:width="3.302cm" svg:height="0.738cm" svg:x="14.2cm" svg:y="4.418cm">
          <text:p text:style-name="P1"><text:span text:style-name="T1">Worker #0</text:span></text:p>
        </draw:rect>
        <draw:rect draw:style-name="gr2" draw:text-style-name="P1" draw:layer="layout" svg:width="5.164cm" svg:height="0.738cm" svg:x="5.734cm" svg:y="4.764cm">
          <text:p text:style-name="P1"><text:span text:style-name="T1">Scatter Job Queue</text:span></text:p>
        </draw:rect>
        <draw:line draw:style-name="gr3" draw:text-style-name="P2" draw:layer="layout" svg:x1="3.81cm" svg:y1="3.302cm" svg:x2="5.734cm" svg:y2="5.08cm">
          <text:p/>
        </draw:line>
        <draw:line draw:style-name="gr3" draw:text-style-name="P2" draw:layer="layout" svg:x1="10.898cm" svg:y1="5.08cm" svg:x2="14.2cm" svg:y2="6.096cm">
          <text:p/>
        </draw:line>
        <draw:line draw:style-name="gr3" draw:text-style-name="P2" draw:layer="layout" svg:x1="10.898cm" svg:y1="5.08cm" svg:x2="14.2cm" svg:y2="4.826cm">
          <text:p/>
        </draw:line>
        <draw:rect draw:style-name="gr2" draw:text-style-name="P1" draw:layer="layout" svg:width="3.302cm" svg:height="0.738cm" svg:x="14.2cm" svg:y="5.718cm">
          <text:p text:style-name="P1"><text:span text:style-name="T1">Worker #1</text:span></text:p>
        </draw:rect>
        <draw:rect draw:style-name="gr2" draw:text-style-name="P1" draw:layer="layout" svg:width="3.302cm" svg:height="0.738cm" svg:x="14.2cm" svg:y="7.818cm">
          <text:p text:style-name="P1"><text:span text:style-name="T1">Worker #W-1</text:span></text:p>
        </draw:rect>
        <draw:line draw:style-name="gr3" draw:text-style-name="P2" draw:layer="layout" svg:x1="10.898cm" svg:y1="5.08cm" svg:x2="14.2cm" svg:y2="8.102cm">
          <text:p/>
        </draw:line>
        <draw:rect draw:style-name="gr2" draw:text-style-name="P1" draw:layer="layout" svg:width="5.164cm" svg:height="0.738cm" svg:x="5.734cm" svg:y="6.864cm">
          <text:p text:style-name="P1"><text:span text:style-name="T1">Sort Job Queue</text:span></text:p>
        </draw:rect>
        <draw:rect draw:style-name="gr2" draw:text-style-name="P1" draw:layer="layout" svg:width="5.164cm" svg:height="0.738cm" svg:x="5.734cm" svg:y="9.064cm">
          <text:p text:style-name="P1"><text:span text:style-name="T1">Concatenate Job Queue</text:span></text:p>
        </draw:rect>
        <draw:line draw:style-name="gr3" draw:text-style-name="P2" draw:layer="layout" svg:x1="10.898cm" svg:y1="7.222cm" svg:x2="14.2cm" svg:y2="6.096cm">
          <text:p/>
        </draw:line>
        <draw:line draw:style-name="gr3" draw:text-style-name="P2" draw:layer="layout" svg:x1="10.898cm" svg:y1="7.222cm" svg:x2="14.2cm" svg:y2="4.826cm">
          <text:p/>
        </draw:line>
        <draw:line draw:style-name="gr3" draw:text-style-name="P2" draw:layer="layout" svg:x1="10.898cm" svg:y1="7.222cm" svg:x2="14.2cm" svg:y2="8.102cm">
          <text:p/>
        </draw:line>
        <draw:line draw:style-name="gr3" draw:text-style-name="P2" draw:layer="layout" svg:x1="10.898cm" svg:y1="9.364cm" svg:x2="14.2cm" svg:y2="6.096cm">
          <text:p/>
        </draw:line>
        <draw:line draw:style-name="gr3" draw:text-style-name="P2" draw:layer="layout" svg:x1="10.898cm" svg:y1="9.364cm" svg:x2="14.2cm" svg:y2="4.826cm">
          <text:p/>
        </draw:line>
        <draw:line draw:style-name="gr3" draw:text-style-name="P2" draw:layer="layout" svg:x1="10.898cm" svg:y1="9.364cm" svg:x2="14.2cm" svg:y2="8.102cm">
          <text:p/>
        </draw:line>
        <draw:line draw:style-name="gr3" draw:text-style-name="P2" draw:layer="layout" svg:x1="3.81cm" svg:y1="3.302cm" svg:x2="5.734cm" svg:y2="7.28cm">
          <text:p/>
        </draw:line>
        <draw:line draw:style-name="gr3" draw:text-style-name="P2" draw:layer="layout" svg:x1="3.81cm" svg:y1="3.302cm" svg:x2="5.734cm" svg:y2="9.48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4T22:59:12.443233588</meta:creation-date>
    <dc:date>2015-11-04T23:38:31.740344083</dc:date>
    <meta:editing-duration>PT27M13S</meta:editing-duration>
    <meta:editing-cycles>8</meta:editing-cycles>
    <meta:generator>LibreOffice/4.2.8.2$Linux_X86_64 LibreOffice_project/420m0$Build-2</meta:generator>
    <meta:document-statistic meta:object-count="130"/>
  </office:meta>
</office:document-meta>
</file>